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position="0% 100%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position="super 58%"/>
    </style:style>
    <style:style style:name="T5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alome, Herod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 Biblical Lecture/</text:p>
      <text:p text:style-name="P2">23/</text:p>
      <text:p text:style-name="P2"/>
      <text:p text:style-name="P3">[Page 1]</text:p>
      <text:p text:style-name="P3">Why should mortals allow a monster to lodge/ in their hearts, and tear out of them feelings that/ beneficent nature has implanted? <text:s/>Why should/ evny ever gain a mastery over our best <text:span text:style-name="T1">th</text:span><text:span text:style-name="T3"> selves, and/ make us callous to the sufferings which we/ cause? <text:s/>Herod was extremely wicked, but/ many of the atrocities which blackened his cha-/-racter might </text:span><text:span text:style-name="T1">not</text:span><text:span text:style-name="T3"> have not been committed, if his/ sister Salome had learnt to put some check/ on her envious disposition. <text:s/>The exquisite/ beauty of her brother's wife, the high extraction/ of that daughter of the Maccabees and the/ great popularity she enjoyed, were to Salome so many sharp/ points spurring her on to deeds of destruction./</text:span></text:p>
      <text:p text:style-name="P3"><text:span text:style-name="T3"><text:tab/>Herod had left Palestine to meet Octavious/ Caesar, who was then in Greece, in Rhodes./ <text:s/>The king of the Jews presented himself attired/ in magnificent garments, but without </text:span><text:span text:style-name="T1">bea</text:span><text:span text:style-name="T3">/ wearing his crown. <text:s/>In well chosen language,/ he acknowledged his former attachment to Mark/ Antony. <text:s/>He said, that he would deem himself/</text:span></text:p>
      <text:p text:style-name="P6"/>
      <text:p text:style-name="P6">[Page 2]</text:p>
      <text:p text:style-name="P3"><text:span text:style-name="T3">unworthy of the respect of Octavious, if/ he denied the sentiments which he had cherished/ for </text:span><text:span text:style-name="T1">a former</text:span><text:span text:style-name="T3"> his Roman benefactor, but,--he adroitly added--,/ the same friendship that he had shown the/ triumvir, now dispossessed of all power, he was/ ready to offer in </text:span><text:span text:style-name="T1">all</text:span><text:span text:style-name="T3"> sincerity to the conqueror,/ if the latter did </text:span><text:soft-page-break/><text:span text:style-name="T3">not disdainfully respect</text:span><text:span text:style-name="T1">ed</text:span><text:span text:style-name="T3"> it./ <text:s/>Octavious admired the candor and the dignified/ bearing of the speaker. <text:s/>He asked Herod to/ put on the diadem, and to be assured that Rome/ would not desert him. <text:s/>While this/ was happening abroad, the Jews at home had hoped and/ prayed for a different result of their King's vo-/-yage. <text:s/>They knew that the closer Herod drew/ to the Romans, the further he moved away/ from the laws and practices of the people over/ whom he ruled. <text:s/>Alexandra, the mother/ of Marianne, doubtless waited with anxiety for/ the news that her cruel son in law had met/ with adversity; for, she and her daughter had/ been kept under guard in a fortress, during/ his absence. <text:s/>Their keeper was a foreign/</text:span></text:p>
      <text:p text:style-name="P6"/>
      <text:p text:style-name="P6">[Page 3]</text:p>
      <text:p text:style-name="P6">officer, called Sohemus, in whom Herod placed/ implicit confidence, and whom he ordered to/ kill both his wife and her mother if Octavious/ should turn his enemy. <text:s/>He returned safe but how very striking/ was the contrast between the reception which/ Herod had met among heathens, and that which/ awaited him in his own dominions! <text:s/>No wel-/-come was extended to the man who studied/ to please Romans, but who had only severe mea-/-sures and taxation for his Hebrew subjects./</text:p>
      <text:p text:style-name="P3"><text:span text:style-name="T3">But...the wife whom he desperately loved, would/ she not soften towards him, upon hearing of the/ high esteem in which he was held by Octavious/ Caesar, and the notabilities of all Italy?/ <text:s/>Marianne could not resort to the arts of deception./ <text:s/>Too deeply stained with innocent blood was the/ past, that she might erase it form memory./ <text:s/>That terrible past stood </text:span><text:span text:style-name="T1">there</text:span><text:span text:style-name="T3"> before her in the person of her/ husband. <text:s/>She repelled him. <text:s/>Giving vent to/ her pent up feelings, she, imprudently perhaps,/ reproached Herod of his crimes against her family./</text:span></text:p>
      <text:p text:style-name="P6"/>
      <text:p text:style-name="P6">[Page 4]</text:p>
      <text:p text:style-name="P3"><text:span text:style-name="T3">For a year, domestic quarrels continued/ without abating, and Salome, joined by her/ mother Cyprus, added fuel to the fire by hints/ and by open accusations. <text:s/>But shortly/ after Herod, who had gone to accompany Octavious/ to Egypt </text:span><text:span text:style-name="T1">returned</text:span><text:span text:style-name="T3"> came back, the crisis was reached./ <text:s/>One day that he</text:span><text:span text:style-name="T4">2</text:span><text:span text:style-name="T5"> sent for Marianne in</text:span><text:span text:style-name="T4">1</text:span><text:span text:style-name="T5">/ a spirit of conciliation, she </text:span><text:span text:style-name="T2">came</text:span><text:span text:style-name="T5"> entered the room, but kept/ at a distance, and met his proffers of affection with/ indignation, and a renewal of the charge of murder./ <text:s/>In a paroxysm of anger, he would have struck/ his wife down on the spot, if her matchless counte-/-nance did not act as a curb to his violence./ <text:s/>But Salome had heard the noise. <text:s/>Quickly she sent/ in a cup bearer, professing to offer the king a/ restorative, but which he was instructed to say, it/ was poison prepared by Marianne. <text:s/>At that,/ Herod commanded that a faithful servant of the/ queen be put to the rack. <text:s/>The unfortunate man, in/ order to spare himself insufferable agonies, falsely/ stated that the hatred which the queen harbored against the/ queen, was due to her knowledge of the secret mission./</text:span></text:p>
      <text:p text:style-name="P7"/>
      <text:p text:style-name="P7">[Page 5]</text:p>
      <text:p text:style-name="P3"><text:span text:style-name="T5">Which he had given Sohemus. <text:s/>The latter was imme-/-diately executed on a horrid suspicion, and Marian-/-ne was summoned before a tribunal, </text:span><text:span text:style-name="T2">obedient</text:span><text:span text:style-name="T5"> subservient to Herod,/ and sentenced to die for having attempted to take/ the life of her husband. <text:s/>We will draw a/ veil over the last moments of the unhappy Marian-/-ne--moments the more </text:span><text:span text:style-name="T2">terrible</text:span><text:span text:style-name="T5"> harrowing, because of the/ revolting hypocrisy of her mother Alexandra, who/ thought of averting the same doom by abusing/ her </text:span><text:span text:style-name="T2">innocent</text:span><text:span text:style-name="T5"> virtuous daughter, and calling Herod an injured/ man. <text:s/>In silent dignity, worthy of a Mac-/-cabean, the victim</text:span><text:span text:style-name="T2">s</text:span><text:span text:style-name="T5"> of Herod's jealousy and of/ Salome's envy met her sad fate. <text:s/>But no/ sooner had that lovely head fallen, than Herod gave/ away to feelings of despair akin to madness. <text:s/>They/ were aggravated by a pestilence which soon broke out in Judea, and which/ was generally interpreted as a Divine judgment be-/-cause of the sins of the king. <text:s/>This, stung with/ remorse, fell dangerously ill. <text:s/>He was in Samaria,/ when Alexandra, early expecting to hear the news/ of his death, plotted to seize some important fortresses./</text:span></text:p>
      <text:p text:style-name="P7"/>
      <text:p text:style-name="P7">[Page 6]</text:p>
      <text:p text:style-name="P3"><text:span text:style-name="T5">But Herod was not so sick, as to allow/ a conspiring to go unpunished. <text:s/>Besides, his dis-/-position </text:span><text:soft-page-break/><text:span text:style-name="T5">always vindictive, had become more </text:span><text:span text:style-name="T2">rest</text:span><text:span text:style-name="T5">/ relentlessly unforgiving, since Marianne had been/ sacrificed to it. <text:s/>Alexandra paid with her life/ for his indiscretion. <text:s/>The next to feel the effect of/ the king's displeasure was Costabarus governor of/ Idumea, Salome's second husband. <text:s/>That bad woman,/ regardless of the laws of her religion and of decency,/ sent </text:span><text:span text:style-name="T2">a</text:span><text:span text:style-name="T5"> her husband a bill of divorce, and set her/ brother against him, because he had secreted the/ children of an influential Pharisee, opposed to the/ king and his government; Thus Herod plunged deeper/ and deeper into a sea of blood./</text:span></text:p>
      <text:p text:style-name="P3"><text:span text:style-name="T5">But a crime most offensive in the eyes of our an-/-cestors was </text:span><text:span text:style-name="T2">Herod's</text:span><text:span text:style-name="T5"> his introduction of heathen games/ in Jerusalem and other cities, and in territories granted/ him by Octavious Caesar, now emperor Augustus./ <text:s/>A theatre was opened in the capital, and an/ amphitheatre in the suburbs, where athletes play-/-ed on the unbecoming manners of the time, horse/ races took place, gladiators fought with wild beasts,/ and Roman devices, and Roman trophies hung all around./</text:span></text:p>
      <text:p text:style-name="P7"/>
      <text:p text:style-name="P7">[Page 7]</text:p>
      <text:p text:style-name="P3"><text:span text:style-name="T5">The extravagance in dresses and in prizes </text:span><text:span text:style-name="T2">for</text:span><text:span text:style-name="T5">/ awarded to the winners </text:span><text:span text:style-name="T2">of</text:span><text:span text:style-name="T5"> in the games was beyond/ bounds. <text:s/>These innovations which pleased the/ foreigners who were attracted by them to Judea, became/ objects of abhorrence to observant Jews. <text:s/>So irresistibly/ </text:span><text:span text:style-name="T2">bec</text:span><text:span text:style-name="T5"> was the opposition felt, that a plot was made/ to kill the king, while he witnessed the perform-/-ances at the theatre. <text:s/>One of the conspirators turned/ informer, </text:span><text:span text:style-name="T2">but</text:span><text:span text:style-name="T5"> and all were arrested. <text:s/>Nothing daunted,/ they confessed their intention to ride the country of/ a ruler who insulted the people by defying their/ laws and tenets. <text:s/>They bore torments with super-/-human </text:span><text:span text:style-name="T2">vigor</text:span><text:span text:style-name="T5"> bravery and died under them, but the/ spy was found torn to pieces. <text:s/>Then Herod, deter-/-mined to discover the author of that act of ven-/-geance, set all the engines of torture to work,/ </text:span><text:span text:style-name="T2">and feeling</text:span><text:span text:style-name="T5"> realizing that he was not safe among his sub-/-jects, surrounded himself with foreign troops. <text:s/>Dread-/-ing a revolt, he built more fortresses from which/ he might hurl destruction </text:span><text:span text:style-name="T2">around amist</text:span><text:span text:style-name="T5"> against/ the revolutionists, and to curry favor with his patron,/ he Romanized the country by changing the Hebrew/</text:span></text:p>
      <text:p text:style-name="P7"/>
      <text:p text:style-name="P7">[Page 8]</text:p>
      <text:p text:style-name="P3"><text:span text:style-name="T5">names of places for Latin names, and paganized/ the country by audaciously erecting temples in/ honor of Augustus, where homage was paid to the/ emperor, as if he were a god. <text:s/>It is not sur-/-prising that the fame of Herod spread far/ throughout the world then known, and possessed/ almost entirely by Rome. <text:s/>But neither can we/ wonder at his extreme unpopularity </text:span><text:span text:style-name="T2">at</text:span><text:span text:style-name="T5"> in Judea./</text:span></text:p>
      <text:p text:style-name="P3"><text:span text:style-name="T5">Two events, however, disposed an outraged nation/ to relent and think well of their Idumean king./ <text:s/>The first was occasioned by a national disaster./ <text:s/>In the twelfth year of the reign of Herod, a long/ continued drought brought on famine, and this/ was followed/ by pestilence. <text:s/></text:span><text:span text:style-name="T2">Poverty</text:span><text:span text:style-name="T5"> Destitution and hunger/ stared all in the face. <text:s/>Herod who had lavished/ the people's money in costly buildings for his/ own aggrandizement, saw with some compunction, per-/-haps, the starving and the dying. <text:s/>He could not/ supply food out of an exhausted treasury, but he melted/ </text:span><text:span text:style-name="T2">his</text:span><text:span text:style-name="T5"> vessels of silver and gold belonging to him, and bought/ grain in Egypt, with which he fed over fifty thousand persons./ <text:s/></text:span></text:p>
      <text:p text:style-name="P7"/>
      <text:p text:style-name="P7">[Page 9]</text:p>
      <text:p text:style-name="P3"><text:span text:style-name="T5"><text:tab/>The second event by which Herod conciliated,/ for a time at least, many among the Jews, was/ the following. <text:s/>It will be remembered that/ Solomon's Temple was built with Eastern magni-/-ficence, but it is known also that after its destruct-/-ion by the Babylonians those who reconstructed it,/ in the days of </text:span><text:span text:style-name="T2">the</text:span><text:span text:style-name="T5"> Persian monarchs, had but scanty/ means at their disposal. <text:s/>The Holy House arose/ again, but in a modest form. <text:s/>No doubt, from/ time to time it had undergone additions and embel-/-lishments, but never to a degree that might rival/ the structure for which King David had ammassed[sic!]/ untold sums, and on which his favorite son had/ bestowed immense labor. <text:s/>Besides, during the/ seige[sic!] which Jerusalem sustained at various periods,/ the second Temple must have suffered considerably./ <text:s/>By reason of all that; Herod, in the eighteenth/ year of his reign, convened a national assembly,/ and in </text:span><text:soft-page-break/><text:span text:style-name="T5">a discourse which he knew </text:span><text:span text:style-name="T2">how</text:span><text:span text:style-name="T5"> elegantly/ to deliver, he disclosed his desire to raise the Temple/ on </text:span><text:span text:style-name="T2">its</text:span><text:span text:style-name="T5"> new foundations, </text:span><text:span text:style-name="T2">but</text:span><text:span text:style-name="T5"> and with a grandeur that might/ surpass imagination./</text:span></text:p>
      <text:p text:style-name="P7"/>
      <text:p text:style-name="P7">[Page 10]</text:p>
      <text:p text:style-name="P3"><text:span text:style-name="T5">The proposition terrified his hearers. <text:s/>They could/ not believe in the sincerity of a man who had shocked them/ with his strong leaning to the habits of polythei-/-stic Rome. <text:s/>Might he not destroy the habitation of/ the One loving God, to set up on its Ruin a shrine/ to Jupiter or Olympus licentious Venus? <text:s/>Herod saw the cause of our father's/ </text:span><text:span text:style-name="T2">terror</text:span><text:span text:style-name="T5"> consternation and promised that not a stone of the existing/ Temple would be touched, till all the materials for/ the rearing of a larger and a richer one were/ ready. <text:s/>It took two years only to prepare./ <text:s/>A thousand waggons[sic!] were engaged to bring stone of/ a marvellous[sic!] size and rare timber. <text:s/>Ten thousand/ skilful working men labored inside of the building, and/ one thousand priests were purposely taught handi-/-craft, that they alone might work in places inac-/-cessible to persons not belonging to the Aaromite/ family. <text:s/>By dint of great industry and alacrity the inte-/-rior of the Temple proper was finished in eighteen/ months, but eight years were spent in outdoor/ work connected with it, and not till long after Herod/ had died, the whole was brought to completion./</text:span></text:p>
      <text:p text:style-name="P7"/>
      <text:p text:style-name="P7">[Page 11]</text:p>
      <text:p text:style-name="P3"><text:span text:style-name="T5"><text:tab/></text:span><text:span text:style-name="T2">Unworthy of the respect of Octavious, if he</text:span><text:span text:style-name="T5"> The Talmud, which, as it may be easily/ </text:span><text:span text:style-name="T2">denied the decline</text:span><text:span text:style-name="T5"> supposed, if not partial to the Idumean ruler,/ acknowledges nevertheless his good faith and/ his earnestness in regard to the Temple. <text:s/>It/ may have been policy--a wish to pacify </text:span><text:span text:style-name="T2">of</text:span><text:span text:style-name="T5"> an/ offended people--it may have been a passing sense/ of repentance, but he certainly displayed genius/ and generosity in that instance. <text:s/>The architectural/ beauties of the structure was unequalled[sic!] by any/ edifice he had raised. <text:s/>Herod went in secret of the/ most superb marble, and fitted the sacred fane/ with a sumptuousness, which, according to Tal-/-mudists, had to be restrained. <text:s/>Yet, so immutably grave/ it was, that this adage remained to later ages./ <text:s/>[Hebrew]/ "Whoever has not seen the building erected by/ Herod, cannot boast of having seen a truly/ handsome building." <text:s/>The </text:span><text:span text:style-name="T2">proud</text:span><text:span text:style-name="T5"> King/ proud of his achievement chose for the day of the dedication, the/ anniversary of his coronation day, and entered with/ apparent zeal into the devotional and joyful/ festivity of that memorable occasion./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3:54:53.73</meta:creation-date>
    <dc:date>2012-12-13T09:29:16.32</dc:date>
    <meta:editing-duration>PT17M5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9" meta:word-count="2171" meta:character-count="13352"/>
  </office:meta>
</office:document-meta>
</file>